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9cm" svg:height="8.999cm" svg:x="13.983cm" svg:y="12.096cm">
            <draw:object draw:notify-on-update-of-ranges="Tabelle1.E28:Tabelle1.E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Aufgabe 1</text:p>
          </table:table-cell>
          <table:table-cell office:value-type="string">
            <text:p>1, messung</text:p>
          </table:table-cell>
          <table:table-cell office:value-type="string">
            <text:p>2, messung</text:p>
          </table:table-cell>
          <table:table-cell office:value-type="string">
            <text:p>3, messung</text:p>
          </table:table-cell>
          <table:table-cell office:value-type="string">
            <text:p>mittel</text:p>
          </table:table-cell>
        </table:table-row>
        <table:table-row table:style-name="ro1">
          <table:table-cell office:value-type="string">
            <text:p>seq</text:p>
          </table:table-cell>
          <table:table-cell office:value-type="float" office:value="1146.864313">
            <text:p>1146,864313</text:p>
          </table:table-cell>
          <table:table-cell office:value-type="float" office:value="1146.703158">
            <text:p>1146,703158</text:p>
          </table:table-cell>
          <table:table-cell office:value-type="float" office:value="1146.556737">
            <text:p>1146,556737</text:p>
          </table:table-cell>
          <table:table-cell table:formula="of:=AVERAGEA([.B2:.D2])" office:value-type="float" office:value="1146.70806933333">
            <text:p>1146,7080693333</text:p>
          </table:table-cell>
        </table:table-row>
        <table:table-row table:style-name="ro1">
          <table:table-cell office:value-type="string">
            <text:p>omp</text:p>
          </table:table-cell>
          <table:table-cell office:value-type="float" office:value="137.030135">
            <text:p>137,030135</text:p>
          </table:table-cell>
          <table:table-cell office:value-type="float" office:value="122.023054">
            <text:p>122,023054</text:p>
          </table:table-cell>
          <table:table-cell office:value-type="float" office:value="121.77023">
            <text:p>121,77023</text:p>
          </table:table-cell>
          <table:table-cell table:formula="of:=AVERAGEA([.B3:.D3])" office:value-type="float" office:value="126.941139666667">
            <text:p>126,941139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ufgabe 2</text:p>
          </table:table-cell>
          <table:table-cell table:number-columns-repeated="4"/>
        </table:table-row>
        <table:table-row table:style-name="ro1">
          <table:table-cell office:value-type="string">
            <text:p>spalten</text:p>
          </table:table-cell>
          <table:table-cell office:value-type="float" office:value="462.515825">
            <text:p>462,515825</text:p>
          </table:table-cell>
          <table:table-cell office:value-type="float" office:value="462.010768">
            <text:p>462,010768</text:p>
          </table:table-cell>
          <table:table-cell office:value-type="float" office:value="469.324756">
            <text:p>469,324756</text:p>
          </table:table-cell>
          <table:table-cell table:formula="of:=AVERAGE([.B6:.D6])" office:value-type="float" office:value="464.617116333333">
            <text:p>464,6171163333</text:p>
          </table:table-cell>
        </table:table-row>
        <table:table-row table:style-name="ro1">
          <table:table-cell office:value-type="string">
            <text:p>zeilen</text:p>
          </table:table-cell>
          <table:table-cell office:value-type="float" office:value="265.164531">
            <text:p>265,164531</text:p>
          </table:table-cell>
          <table:table-cell office:value-type="float" office:value="264.528692">
            <text:p>264,528692</text:p>
          </table:table-cell>
          <table:table-cell office:value-type="float" office:value="263.990813">
            <text:p>263,990813</text:p>
          </table:table-cell>
          <table:table-cell table:formula="of:=AVERAGE([.B7:.D7])" office:value-type="float" office:value="264.561345333333">
            <text:p>264,5613453333</text:p>
          </table:table-cell>
        </table:table-row>
        <table:table-row table:style-name="ro1">
          <table:table-cell office:value-type="string">
            <text:p>element</text:p>
          </table:table-cell>
          <table:table-cell office:value-type="float" office:value="307.650768">
            <text:p>307,650768</text:p>
          </table:table-cell>
          <table:table-cell office:value-type="float" office:value="306.115353">
            <text:p>306,115353</text:p>
          </table:table-cell>
          <table:table-cell office:value-type="float" office:value="307.337199">
            <text:p>307,337199</text:p>
          </table:table-cell>
          <table:table-cell table:formula="of:=AVERAGE([.B8:.D8])" office:value-type="float" office:value="307.03444">
            <text:p>307,034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ufgabe 3</text:p>
          </table:table-cell>
          <table:table-cell table:number-columns-repeated="4"/>
        </table:table-row>
        <table:table-row table:style-name="ro1">
          <table:table-cell office:value-type="string">
            <text:p>sta1e</text:p>
          </table:table-cell>
          <table:table-cell office:value-type="float" office:value="303.349048">
            <text:p>303,349048</text:p>
          </table:table-cell>
          <table:table-cell office:value-type="float" office:value="304.533391">
            <text:p>304,533391</text:p>
          </table:table-cell>
          <table:table-cell office:value-type="float" office:value="304.838638">
            <text:p>304,838638</text:p>
          </table:table-cell>
          <table:table-cell table:formula="of:=AVERAGE([.B11:.D11])" office:value-type="float" office:value="304.240359">
            <text:p>304,240359</text:p>
          </table:table-cell>
        </table:table-row>
        <table:table-row table:style-name="ro1">
          <table:table-cell office:value-type="string">
            <text:p>sta2e</text:p>
          </table:table-cell>
          <table:table-cell office:value-type="float" office:value="274.921204">
            <text:p>274,921204</text:p>
          </table:table-cell>
          <table:table-cell office:value-type="float" office:value="277.707005">
            <text:p>277,707005</text:p>
          </table:table-cell>
          <table:table-cell office:value-type="float" office:value="298.013562">
            <text:p>298,013562</text:p>
          </table:table-cell>
          <table:table-cell table:formula="of:=AVERAGE([.B12:.D12])" office:value-type="float" office:value="283.547257">
            <text:p>283,547257</text:p>
          </table:table-cell>
        </table:table-row>
        <table:table-row table:style-name="ro1">
          <table:table-cell office:value-type="string">
            <text:p>sta4e</text:p>
          </table:table-cell>
          <table:table-cell office:value-type="float" office:value="632.138457">
            <text:p>632,138457</text:p>
          </table:table-cell>
          <table:table-cell office:value-type="float" office:value="632.389244">
            <text:p>632,389244</text:p>
          </table:table-cell>
          <table:table-cell office:value-type="float" office:value="633.694293">
            <text:p>633,694293</text:p>
          </table:table-cell>
          <table:table-cell table:formula="of:=AVERAGE([.B13:.D13])" office:value-type="float" office:value="632.740664666667">
            <text:p>632,7406646667</text:p>
          </table:table-cell>
        </table:table-row>
        <table:table-row table:style-name="ro1">
          <table:table-cell office:value-type="string">
            <text:p>sta16e</text:p>
          </table:table-cell>
          <table:table-cell office:value-type="float" office:value="321.054312">
            <text:p>321,054312</text:p>
          </table:table-cell>
          <table:table-cell office:value-type="float" office:value="321.581284">
            <text:p>321,581284</text:p>
          </table:table-cell>
          <table:table-cell office:value-type="float" office:value="323.534516">
            <text:p>323,534516</text:p>
          </table:table-cell>
          <table:table-cell table:formula="of:=AVERAGE([.B14:.D14])" office:value-type="float" office:value="322.056704">
            <text:p>322,056704</text:p>
          </table:table-cell>
        </table:table-row>
        <table:table-row table:style-name="ro1">
          <table:table-cell office:value-type="string">
            <text:p>dy1e</text:p>
          </table:table-cell>
          <table:table-cell office:value-type="float" office:value="318.647546">
            <text:p>318,647546</text:p>
          </table:table-cell>
          <table:table-cell office:value-type="float" office:value="320.630492">
            <text:p>320,630492</text:p>
          </table:table-cell>
          <table:table-cell office:value-type="float" office:value="321.267369">
            <text:p>321,267369</text:p>
          </table:table-cell>
          <table:table-cell table:formula="of:=AVERAGE([.B15:.D15])" office:value-type="float" office:value="320.181802333333">
            <text:p>320,1818023333</text:p>
          </table:table-cell>
        </table:table-row>
        <table:table-row table:style-name="ro1">
          <table:table-cell office:value-type="string">
            <text:p>dy4e</text:p>
          </table:table-cell>
          <table:table-cell office:value-type="float" office:value="321.164381">
            <text:p>321,164381</text:p>
          </table:table-cell>
          <table:table-cell office:value-type="float" office:value="322.179002">
            <text:p>322,179002</text:p>
          </table:table-cell>
          <table:table-cell office:value-type="float" office:value="322.538756">
            <text:p>322,538756</text:p>
          </table:table-cell>
          <table:table-cell table:formula="of:=AVERAGE([.B16:.D16])" office:value-type="float" office:value="321.960713">
            <text:p>321,960713</text:p>
          </table:table-cell>
        </table:table-row>
        <table:table-row table:style-name="ro1">
          <table:table-cell office:value-type="string">
            <text:p>guie</text:p>
          </table:table-cell>
          <table:table-cell office:value-type="float" office:value="321.040454">
            <text:p>321,040454</text:p>
          </table:table-cell>
          <table:table-cell office:value-type="float" office:value="321.363369">
            <text:p>321,363369</text:p>
          </table:table-cell>
          <table:table-cell office:value-type="float" office:value="322.765747">
            <text:p>322,765747</text:p>
          </table:table-cell>
          <table:table-cell table:formula="of:=AVERAGE([.B17:.D17])" office:value-type="float" office:value="321.72319">
            <text:p>321,723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a1s</text:p>
          </table:table-cell>
          <table:table-cell office:value-type="float" office:value="428.623702">
            <text:p>428,623702</text:p>
          </table:table-cell>
          <table:table-cell office:value-type="float" office:value="429.060777">
            <text:p>429,060777</text:p>
          </table:table-cell>
          <table:table-cell office:value-type="float" office:value="437.007426">
            <text:p>437,007426</text:p>
          </table:table-cell>
          <table:table-cell table:formula="of:=AVERAGE([.B19:.D19])" office:value-type="float" office:value="431.563968333333">
            <text:p>431,5639683333</text:p>
          </table:table-cell>
        </table:table-row>
        <table:table-row table:style-name="ro1">
          <table:table-cell office:value-type="string">
            <text:p>sta2s</text:p>
          </table:table-cell>
          <table:table-cell office:value-type="float" office:value="426.87662">
            <text:p>426,87662</text:p>
          </table:table-cell>
          <table:table-cell office:value-type="float" office:value="429.389905">
            <text:p>429,389905</text:p>
          </table:table-cell>
          <table:table-cell office:value-type="float" office:value="437.980661">
            <text:p>437,980661</text:p>
          </table:table-cell>
          <table:table-cell table:formula="of:=AVERAGE([.B20:.D20])" office:value-type="float" office:value="431.415728666667">
            <text:p>431,4157286667</text:p>
          </table:table-cell>
        </table:table-row>
        <table:table-row table:style-name="ro1">
          <table:table-cell office:value-type="string">
            <text:p>sta4s</text:p>
          </table:table-cell>
          <table:table-cell office:value-type="float" office:value="423.677305">
            <text:p>423,677305</text:p>
          </table:table-cell>
          <table:table-cell office:value-type="float" office:value="428.220249">
            <text:p>428,220249</text:p>
          </table:table-cell>
          <table:table-cell office:value-type="float" office:value="440.366222">
            <text:p>440,366222</text:p>
          </table:table-cell>
          <table:table-cell table:formula="of:=AVERAGE([.B21:.D21])" office:value-type="float" office:value="430.754592">
            <text:p>430,754592</text:p>
          </table:table-cell>
        </table:table-row>
        <table:table-row table:style-name="ro1">
          <table:table-cell office:value-type="string">
            <text:p>sta16s</text:p>
          </table:table-cell>
          <table:table-cell office:value-type="float" office:value="425.234906">
            <text:p>425,234906</text:p>
          </table:table-cell>
          <table:table-cell office:value-type="float" office:value="427.963835">
            <text:p>427,963835</text:p>
          </table:table-cell>
          <table:table-cell office:value-type="float" office:value="428.517069">
            <text:p>428,517069</text:p>
          </table:table-cell>
          <table:table-cell table:formula="of:=AVERAGE([.B22:.D22])" office:value-type="float" office:value="427.238603333333">
            <text:p>427,2386033333</text:p>
          </table:table-cell>
        </table:table-row>
        <table:table-row table:style-name="ro1">
          <table:table-cell office:value-type="string">
            <text:p>dy1s</text:p>
          </table:table-cell>
          <table:table-cell office:value-type="float" office:value="427.057969">
            <text:p>427,057969</text:p>
          </table:table-cell>
          <table:table-cell office:value-type="float" office:value="428.183722">
            <text:p>428,183722</text:p>
          </table:table-cell>
          <table:table-cell office:value-type="float" office:value="429.022936">
            <text:p>429,022936</text:p>
          </table:table-cell>
          <table:table-cell table:formula="of:=AVERAGE([.B23:.D23])" office:value-type="float" office:value="428.088209">
            <text:p>428,088209</text:p>
          </table:table-cell>
        </table:table-row>
        <table:table-row table:style-name="ro1">
          <table:table-cell office:value-type="string">
            <text:p>dy4s</text:p>
          </table:table-cell>
          <table:table-cell office:value-type="float" office:value="426.827966">
            <text:p>426,827966</text:p>
          </table:table-cell>
          <table:table-cell office:value-type="float" office:value="429.416043">
            <text:p>429,416043</text:p>
          </table:table-cell>
          <table:table-cell office:value-type="float" office:value="442.783618">
            <text:p>442,783618</text:p>
          </table:table-cell>
          <table:table-cell table:formula="of:=AVERAGE([.B24:.D24])" office:value-type="float" office:value="433.009209">
            <text:p>433,009209</text:p>
          </table:table-cell>
        </table:table-row>
        <table:table-row table:style-name="ro1">
          <table:table-cell office:value-type="string">
            <text:p>guis</text:p>
          </table:table-cell>
          <table:table-cell office:value-type="float" office:value="427.658911">
            <text:p>427,658911</text:p>
          </table:table-cell>
          <table:table-cell office:value-type="float" office:value="428.513986">
            <text:p>428,513986</text:p>
          </table:table-cell>
          <table:table-cell office:value-type="float" office:value="428.759709">
            <text:p>428,759709</text:p>
          </table:table-cell>
          <table:table-cell table:formula="of:=AVERAGE([.B25:.D25])" office:value-type="float" office:value="428.310868666667">
            <text:p>428,310868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ufgabe 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76.781692">
            <text:p>1176,781692</text:p>
          </table:table-cell>
          <table:table-cell office:value-type="float" office:value="1177.865912">
            <text:p>1177,865912</text:p>
          </table:table-cell>
          <table:table-cell office:value-type="float" office:value="1180.481939">
            <text:p>1180,481939</text:p>
          </table:table-cell>
          <table:table-cell table:formula="of:=AVERAGE([.B28:.D28])" office:value-type="float" office:value="1178.37651433333">
            <text:p>1178,376514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2.414327">
            <text:p>622,414327</text:p>
          </table:table-cell>
          <table:table-cell office:value-type="float" office:value="622.787536">
            <text:p>622,787536</text:p>
          </table:table-cell>
          <table:table-cell office:value-type="float" office:value="623.116534">
            <text:p>623,116534</text:p>
          </table:table-cell>
          <table:table-cell table:formula="of:=AVERAGE([.B29:.D29])" office:value-type="float" office:value="622.772799">
            <text:p>622,7727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8.892358">
            <text:p>428,892358</text:p>
          </table:table-cell>
          <table:table-cell office:value-type="float" office:value="429.341643">
            <text:p>429,341643</text:p>
          </table:table-cell>
          <table:table-cell office:value-type="float" office:value="429.484818">
            <text:p>429,484818</text:p>
          </table:table-cell>
          <table:table-cell table:formula="of:=AVERAGE([.B30:.D30])" office:value-type="float" office:value="429.239606333333">
            <text:p>429,23960633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1.01623">
            <text:p>331,01623</text:p>
          </table:table-cell>
          <table:table-cell office:value-type="float" office:value="332.819526">
            <text:p>332,819526</text:p>
          </table:table-cell>
          <table:table-cell office:value-type="float" office:value="333.572359">
            <text:p>333,572359</text:p>
          </table:table-cell>
          <table:table-cell table:formula="of:=AVERAGE([.B31:.D31])" office:value-type="float" office:value="332.469371666667">
            <text:p>332,46937166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.222155">
            <text:p>271,222155</text:p>
          </table:table-cell>
          <table:table-cell office:value-type="float" office:value="271.272959">
            <text:p>271,272959</text:p>
          </table:table-cell>
          <table:table-cell office:value-type="float" office:value="271.807157">
            <text:p>271,807157</text:p>
          </table:table-cell>
          <table:table-cell table:formula="of:=AVERAGE([.B32:.D32])" office:value-type="float" office:value="271.434090333333">
            <text:p>271,43409033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.934032">
            <text:p>225,934032</text:p>
          </table:table-cell>
          <table:table-cell office:value-type="float" office:value="227.284032">
            <text:p>227,284032</text:p>
          </table:table-cell>
          <table:table-cell office:value-type="float" office:value="227.356882">
            <text:p>227,356882</text:p>
          </table:table-cell>
          <table:table-cell table:formula="of:=AVERAGE([.B33:.D33])" office:value-type="float" office:value="226.858315333333">
            <text:p>226,858315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5.857211">
            <text:p>195,857211</text:p>
          </table:table-cell>
          <table:table-cell office:value-type="float" office:value="196.171764">
            <text:p>196,171764</text:p>
          </table:table-cell>
          <table:table-cell office:value-type="float" office:value="196.744398">
            <text:p>196,744398</text:p>
          </table:table-cell>
          <table:table-cell table:formula="of:=AVERAGE([.B34:.D34])" office:value-type="float" office:value="196.257791">
            <text:p>196,2577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2.641562">
            <text:p>172,641562</text:p>
          </table:table-cell>
          <table:table-cell office:value-type="float" office:value="172.748339">
            <text:p>172,748339</text:p>
          </table:table-cell>
          <table:table-cell office:value-type="float" office:value="173.087037">
            <text:p>173,087037</text:p>
          </table:table-cell>
          <table:table-cell table:formula="of:=AVERAGE([.B35:.D35])" office:value-type="float" office:value="172.825646">
            <text:p>172,8256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.273123">
            <text:p>156,273123</text:p>
          </table:table-cell>
          <table:table-cell office:value-type="float" office:value="156.290795">
            <text:p>156,290795</text:p>
          </table:table-cell>
          <table:table-cell office:value-type="float" office:value="156.291147">
            <text:p>156,291147</text:p>
          </table:table-cell>
          <table:table-cell table:formula="of:=AVERAGE([.B36:.D36])" office:value-type="float" office:value="156.285021666667">
            <text:p>156,28502166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3.185018">
            <text:p>143,185018</text:p>
          </table:table-cell>
          <table:table-cell office:value-type="float" office:value="142.884695">
            <text:p>142,884695</text:p>
          </table:table-cell>
          <table:table-cell office:value-type="float" office:value="143.042384">
            <text:p>143,042384</text:p>
          </table:table-cell>
          <table:table-cell table:formula="of:=AVERAGE([.B37:.D37])" office:value-type="float" office:value="143.037365666667">
            <text:p>143,037365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6.133578">
            <text:p>146,133578</text:p>
          </table:table-cell>
          <table:table-cell office:value-type="float" office:value="130.558033">
            <text:p>130,558033</text:p>
          </table:table-cell>
          <table:table-cell office:value-type="float" office:value="130.778298">
            <text:p>130,778298</text:p>
          </table:table-cell>
          <table:table-cell table:formula="of:=AVERAGE([.B38:.D38])" office:value-type="float" office:value="135.823303">
            <text:p>135,8233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.010233">
            <text:p>122,010233</text:p>
          </table:table-cell>
          <table:table-cell office:value-type="float" office:value="121.699712">
            <text:p>121,699712</text:p>
          </table:table-cell>
          <table:table-cell office:value-type="float" office:value="121.520683">
            <text:p>121,520683</text:p>
          </table:table-cell>
          <table:table-cell table:formula="of:=AVERAGE([.B39:.D39])" office:value-type="float" office:value="121.743542666667">
            <text:p>121,743542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1l</text:p>
          </table:table-cell>
          <table:table-cell office:value-type="float" office:value="0.008447">
            <text:p>0,008447</text:p>
          </table:table-cell>
          <table:table-cell office:value-type="float" office:value="0.007952">
            <text:p>0,007952</text:p>
          </table:table-cell>
          <table:table-cell office:value-type="float" office:value="0.009231">
            <text:p>0,009231</text:p>
          </table:table-cell>
          <table:table-cell table:formula="of:=AVERAGE([.B41:.D41])" office:value-type="float" office:value="0.00854333333333333">
            <text:p>0,0085433333</text:p>
          </table:table-cell>
        </table:table-row>
        <table:table-row table:style-name="ro1">
          <table:table-cell office:value-type="string">
            <text:p>2l</text:p>
          </table:table-cell>
          <table:table-cell office:value-type="float" office:value="0.012025">
            <text:p>0,012025</text:p>
          </table:table-cell>
          <table:table-cell office:value-type="float" office:value="0.012419">
            <text:p>0,012419</text:p>
          </table:table-cell>
          <table:table-cell office:value-type="float" office:value="0.011581">
            <text:p>0,011581</text:p>
          </table:table-cell>
          <table:table-cell table:formula="of:=AVERAGE([.B42:.D42])" office:value-type="float" office:value="0.0120083333333333">
            <text:p>0,0120083333</text:p>
          </table:table-cell>
        </table:table-row>
        <table:table-row table:style-name="ro1">
          <table:table-cell office:value-type="string">
            <text:p>4l</text:p>
          </table:table-cell>
          <table:table-cell office:value-type="float" office:value="0.019709">
            <text:p>0,019709</text:p>
          </table:table-cell>
          <table:table-cell office:value-type="float" office:value="0.018462">
            <text:p>0,018462</text:p>
          </table:table-cell>
          <table:table-cell office:value-type="float" office:value="0.020301">
            <text:p>0,020301</text:p>
          </table:table-cell>
          <table:table-cell table:formula="of:=AVERAGE([.B43:.D43])" office:value-type="float" office:value="0.0194906666666667">
            <text:p>0,0194906667</text:p>
          </table:table-cell>
        </table:table-row>
        <table:table-row table:style-name="ro1">
          <table:table-cell office:value-type="string">
            <text:p>8l</text:p>
          </table:table-cell>
          <table:table-cell office:value-type="float" office:value="0.06731">
            <text:p>0,06731</text:p>
          </table:table-cell>
          <table:table-cell office:value-type="float" office:value="0.045029">
            <text:p>0,045029</text:p>
          </table:table-cell>
          <table:table-cell office:value-type="float" office:value="0.055384">
            <text:p>0,055384</text:p>
          </table:table-cell>
          <table:table-cell table:formula="of:=AVERAGE([.B44:.D44])" office:value-type="float" office:value="0.0559076666666667">
            <text:p>0,0559076667</text:p>
          </table:table-cell>
        </table:table-row>
        <table:table-row table:style-name="ro1">
          <table:table-cell office:value-type="string">
            <text:p>16l</text:p>
          </table:table-cell>
          <table:table-cell office:value-type="float" office:value="0.135385">
            <text:p>0,135385</text:p>
          </table:table-cell>
          <table:table-cell office:value-type="float" office:value="0.167396">
            <text:p>0,167396</text:p>
          </table:table-cell>
          <table:table-cell office:value-type="float" office:value="0.175515">
            <text:p>0,175515</text:p>
          </table:table-cell>
          <table:table-cell table:formula="of:=AVERAGE([.B45:.D45])" office:value-type="float" office:value="0.159432">
            <text:p>0,159432</text:p>
          </table:table-cell>
        </table:table-row>
        <table:table-row table:style-name="ro1">
          <table:table-cell office:value-type="string">
            <text:p>32l</text:p>
          </table:table-cell>
          <table:table-cell office:value-type="float" office:value="0.500991">
            <text:p>0,500991</text:p>
          </table:table-cell>
          <table:table-cell office:value-type="float" office:value="0.573311">
            <text:p>0,573311</text:p>
          </table:table-cell>
          <table:table-cell office:value-type="float" office:value="0.667599">
            <text:p>0,667599</text:p>
          </table:table-cell>
          <table:table-cell table:formula="of:=AVERAGE([.B46:.D46])" office:value-type="float" office:value="0.580633666666667">
            <text:p>0,5806336667</text:p>
          </table:table-cell>
        </table:table-row>
        <table:table-row table:style-name="ro1">
          <table:table-cell office:value-type="string">
            <text:p>64l</text:p>
          </table:table-cell>
          <table:table-cell office:value-type="float" office:value="1.91643">
            <text:p>1,91643</text:p>
          </table:table-cell>
          <table:table-cell office:value-type="float" office:value="2.300541">
            <text:p>2,300541</text:p>
          </table:table-cell>
          <table:table-cell office:value-type="float" office:value="2.512318">
            <text:p>2,512318</text:p>
          </table:table-cell>
          <table:table-cell table:formula="of:=AVERAGE([.B47:.D47])" office:value-type="float" office:value="2.24309633333333">
            <text:p>2,2430963333</text:p>
          </table:table-cell>
        </table:table-row>
        <table:table-row table:style-name="ro1">
          <table:table-cell office:value-type="string">
            <text:p>128l</text:p>
          </table:table-cell>
          <table:table-cell office:value-type="float" office:value="7.634538">
            <text:p>7,634538</text:p>
          </table:table-cell>
          <table:table-cell office:value-type="float" office:value="7.635662">
            <text:p>7,635662</text:p>
          </table:table-cell>
          <table:table-cell office:value-type="float" office:value="9.724059">
            <text:p>9,724059</text:p>
          </table:table-cell>
          <table:table-cell table:formula="of:=AVERAGE([.B48:.D48])" office:value-type="float" office:value="8.33141966666667">
            <text:p>8,3314196667</text:p>
          </table:table-cell>
        </table:table-row>
        <table:table-row table:style-name="ro1">
          <table:table-cell office:value-type="string">
            <text:p>256l</text:p>
          </table:table-cell>
          <table:table-cell office:value-type="float" office:value="30.719846">
            <text:p>30,719846</text:p>
          </table:table-cell>
          <table:table-cell office:value-type="float" office:value="33.165676">
            <text:p>33,165676</text:p>
          </table:table-cell>
          <table:table-cell office:value-type="float" office:value="37.965532">
            <text:p>37,965532</text:p>
          </table:table-cell>
          <table:table-cell table:formula="of:=AVERAGE([.B49:.D49])" office:value-type="float" office:value="33.9503513333333">
            <text:p>33,9503513333</text:p>
          </table:table-cell>
        </table:table-row>
        <table:table-row table:style-name="ro1">
          <table:table-cell office:value-type="string">
            <text:p>512l</text:p>
          </table:table-cell>
          <table:table-cell office:value-type="float" office:value="121.684425">
            <text:p>121,684425</text:p>
          </table:table-cell>
          <table:table-cell office:value-type="float" office:value="122.553751">
            <text:p>122,553751</text:p>
          </table:table-cell>
          <table:table-cell office:value-type="float" office:value="131.924717">
            <text:p>131,924717</text:p>
          </table:table-cell>
          <table:table-cell table:formula="of:=AVERAGE([.B50:.D50])" office:value-type="float" office:value="125.387631">
            <text:p>125,387631</text:p>
          </table:table-cell>
        </table:table-row>
        <table:table-row table:style-name="ro1">
          <table:table-cell office:value-type="string">
            <text:p>1024l</text:p>
          </table:table-cell>
          <table:table-cell office:value-type="float" office:value="486.217852">
            <text:p>486,217852</text:p>
          </table:table-cell>
          <table:table-cell office:value-type="float" office:value="488.460509">
            <text:p>488,460509</text:p>
          </table:table-cell>
          <table:table-cell office:value-type="float" office:value="545.630692">
            <text:p>545,630692</text:p>
          </table:table-cell>
          <table:table-cell table:formula="of:=AVERAGE([.B51:.D51])" office:value-type="float" office:value="506.769684333333">
            <text:p>506,769684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8.11.2012</text:date>, <text:time>00:06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7T21:51:37.54</meta:creation-date>
    <dc:date>2012-11-08T00:06:57</dc:date>
    <meta:editing-duration>PT19M21S</meta:editing-duration>
    <meta:editing-cycles>3</meta:editing-cycles>
    <meta:generator>LibreOffice/3.3$Unix LibreOffice_project/330m19$Build-401</meta:generator>
    <dc:creator>christian </dc:creator>
    <meta:document-statistic meta:table-count="1" meta:cell-count="2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76cm" svg:y="0.316cm" chart:style-name="ch2">
          <text:p>Laufzeiten für verschiedene Threadzahlen</text:p>
        </chart:title>
        <chart:plot-area chart:style-name="ch3" table:cell-range-address="Tabelle1.E28:Tabelle1.E39" svg:x="1.331cm" svg:y="1.635cm" svg:width="14.029cm" svg:height="6.204cm">
          <chartooo:coordinate-region svg:x="2.323cm" svg:y="1.834cm" svg:width="13.037cm" svg:height="5.358cm"/>
          <chart:axis chart:dimension="x" chart:name="primary-x" chart:style-name="ch4">
            <chart:title svg:x="7.15cm" svg:y="8.019cm" chart:style-name="ch5">
              <text:p>Anzahl Threads</text:p>
            </chart:title>
          </chart:axis>
          <chart:axis chart:dimension="y" chart:name="primary-y" chart:style-name="ch6">
            <chart:title svg:x="0.451cm" svg:y="5.892cm" chart:style-name="ch7">
              <text:p>Laufzeit in Sek.</text:p>
            </chart:title>
            <chart:grid chart:style-name="ch8" chart:class="major"/>
          </chart:axis>
          <chart:series chart:style-name="ch9" chart:values-cell-range-address="Tabelle1.E28:Tabelle1.E39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8.37651433333">
                <text:p>1178.37651433333</text:p>
                <draw:g>
                  <svg:desc>Tabelle1.E28:Tabelle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2.772799">
                <text:p>622.772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9.239606333333">
                <text:p>429.239606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469371666667">
                <text:p>332.46937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1.434090333333">
                <text:p>271.434090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.858315333333">
                <text:p>226.858315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.257791">
                <text:p>196.257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.825646">
                <text:p>172.825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.285021666667">
                <text:p>156.285021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037365666667">
                <text:p>143.037365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.823303">
                <text:p>135.823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.743542666667">
                <text:p>121.743542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